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1.217cm" style:auto-text-indent="false"/>
    </style:style>
    <style:style style:name="P2" style:family="paragraph" style:parent-style-name="Standard">
      <style:paragraph-properties fo:margin-left="0cm" fo:margin-right="0cm" fo:text-indent="1.217cm" style:auto-text-indent="false"/>
      <style:text-properties fo:font-weight="bold"/>
    </style:style>
    <style:style style:name="P3" style:family="paragraph" style:parent-style-name="Standard">
      <style:paragraph-properties fo:margin-left="0cm" fo:margin-right="0cm" fo:text-indent="1.217cm" style:auto-text-indent="false"/>
      <style:text-properties fo:font-weight="bold" style:font-weight-asian="bold" style:font-weight-complex="bold"/>
    </style:style>
    <style:style style:name="P4" style:family="paragraph" style:parent-style-name="Standard">
      <style:paragraph-properties fo:margin-left="0cm" fo:margin-right="0cm" fo:text-indent="1.217cm" style:auto-text-indent="false">
        <style:tab-stops>
          <style:tab-stop style:position="2.858cm"/>
        </style:tab-stops>
      </style:paragraph-properties>
      <style:text-properties fo:font-weight="bold" style:font-weight-asian="bold" style:font-weight-complex="bold"/>
    </style:style>
    <style:style style:name="P5" style:family="paragraph" style:parent-style-name="Standard">
      <style:paragraph-properties fo:margin-left="0cm" fo:margin-right="0cm" fo:text-indent="1.217cm" style:auto-text-indent="false"/>
      <style:text-properties fo:font-weight="bold" style:font-weight-asian="normal" style:font-weight-complex="normal"/>
    </style:style>
    <style:style style:name="P6" style:family="paragraph" style:parent-style-name="Standard">
      <style:paragraph-properties fo:margin-left="0cm" fo:margin-right="0cm" fo:text-indent="1.217cm" style:auto-text-indent="false"/>
      <style:text-properties fo:font-weight="normal"/>
    </style:style>
    <style:style style:name="P7" style:family="paragraph" style:parent-style-name="Standard">
      <style:paragraph-properties fo:margin-left="0cm" fo:margin-right="0cm" fo:text-indent="1.217cm" style:auto-text-indent="false"/>
      <style:text-properties fo:font-weight="normal" style:font-weight-asian="normal" style:font-weight-complex="normal"/>
    </style:style>
    <style:style style:name="P8" style:family="paragraph" style:parent-style-name="Standard">
      <style:paragraph-properties fo:margin-left="0cm" fo:margin-right="0cm" fo:text-indent="1.217cm" style:auto-text-indent="false">
        <style:tab-stops>
          <style:tab-stop style:position="2.805cm"/>
        </style:tab-stops>
      </style:paragraph-properties>
      <style:text-properties fo:font-weight="normal"/>
    </style:style>
    <style:style style:name="P9" style:family="paragraph" style:parent-style-name="Standard">
      <style:paragraph-properties fo:margin-left="0cm" fo:margin-right="0cm" fo:text-indent="1.217cm" style:auto-text-indent="false">
        <style:tab-stops>
          <style:tab-stop style:position="2.752cm"/>
        </style:tab-stops>
      </style:paragraph-properties>
      <style:text-properties fo:font-weight="normal"/>
    </style:style>
    <style:style style:name="P10" style:family="paragraph" style:parent-style-name="Standard">
      <style:paragraph-properties fo:margin-left="0cm" fo:margin-right="0cm" fo:text-indent="1.217cm" style:auto-text-indent="false"/>
      <style:text-properties fo:font-style="italic" fo:font-weight="bold"/>
    </style:style>
    <style:style style:name="P11" style:family="paragraph" style:parent-style-name="Text_20_body">
      <style:paragraph-properties fo:margin-left="0cm" fo:margin-right="0cm" fo:text-indent="1.217cm" style:auto-text-indent="false"/>
      <style:text-properties fo:font-weight="normal" style:font-weight-asian="normal" style:font-weight-complex="normal"/>
    </style:style>
    <style:style style:name="P12" style:family="paragraph" style:parent-style-name="Heading_20_5">
      <style:paragraph-properties fo:margin-left="0cm" fo:margin-right="0cm" fo:text-indent="1.217cm" style:auto-text-indent="false"/>
      <style:text-properties fo:font-weight="normal" style:font-weight-asian="normal" style:font-weight-complex="normal"/>
    </style:style>
    <style:style style:name="P13" style:family="paragraph" style:parent-style-name="Preformatted_20_Text">
      <style:paragraph-properties fo:margin-left="0cm" fo:margin-right="0cm" fo:text-indent="1.217cm" style:auto-text-indent="false"/>
    </style:style>
    <style:style style:name="P14" style:family="paragraph" style:parent-style-name="Preformatted_20_Text">
      <style:paragraph-properties fo:margin-left="0cm" fo:margin-right="0cm" fo:text-indent="1.217cm" style:auto-text-indent="false"/>
      <style:text-properties fo:font-weight="normal" style:font-weight-asian="normal" style:font-weight-complex="normal"/>
    </style:style>
    <style:style style:name="P15" style:family="paragraph" style:parent-style-name="Preformatted_20_Text">
      <style:paragraph-properties fo:margin-left="0cm" fo:margin-right="0cm" fo:text-indent="1.217cm" style:auto-text-indent="false"/>
      <style:text-properties fo:font-weight="bold" style:font-weight-asian="normal" style:font-weight-complex="normal"/>
    </style:style>
    <style:style style:name="P16" style:family="paragraph" style:parent-style-name="Preformatted_20_Text">
      <style:paragraph-properties fo:margin-left="0cm" fo:margin-right="0cm" fo:text-indent="1.217cm" style:auto-text-indent="false"/>
      <style:text-properties style:font-name="Liberation Serif"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fo:font-weight="normal" style:font-weight-asian="normal" style:font-weight-complex="normal"/>
    </style:style>
    <style:style style:name="P18" style:family="paragraph" style:parent-style-name="Standard">
      <style:paragraph-properties fo:margin-left="0cm" fo:margin-right="0cm" fo:text-indent="0cm" style:auto-text-indent="false"/>
      <style:text-properties fo:font-weight="bold" style:font-weight-asian="bold" style:font-weight-complex="bold"/>
    </style:style>
    <style:style style:name="P19" style:family="paragraph" style:parent-style-name="Preformatted_20_Text">
      <style:paragraph-properties fo:margin-left="0cm" fo:margin-right="0cm" fo:text-indent="0cm" style:auto-text-indent="false"/>
    </style:style>
    <style:style style:name="P20" style:family="paragraph" style:parent-style-name="Preformatted_20_Text">
      <style:paragraph-properties fo:margin-left="0cm" fo:margin-right="0cm" fo:text-indent="0cm" style:auto-text-indent="false"/>
      <style:text-properties fo:font-weight="normal" style:font-weight-asian="normal" style:font-weight-complex="normal"/>
    </style:style>
    <style:style style:name="P21" style:family="paragraph" style:parent-style-name="Standard">
      <style:paragraph-properties fo:margin-left="0cm" fo:margin-right="0cm" fo:text-indent="1.244cm" style:auto-text-indent="false"/>
    </style:style>
    <style:style style:name="P22" style:family="paragraph" style:parent-style-name="Standard">
      <style:paragraph-properties fo:margin-left="0cm" fo:margin-right="0cm" fo:text-indent="1.244cm" style:auto-text-indent="false"/>
      <style:text-properties fo:font-weight="bold" style:font-weight-asian="bold" style:font-weight-complex="bold"/>
    </style:style>
    <style:style style:name="P23" style:family="paragraph" style:parent-style-name="Preformatted_20_Text">
      <style:paragraph-properties fo:margin-top="0cm" fo:margin-bottom="0.499cm"/>
    </style:style>
    <style:style style:name="P24" style:family="paragraph" style:parent-style-name="Standard" style:list-style-name="L1">
      <style:text-properties fo:font-weight="bold" style:font-weight-asian="bold" style:font-weight-complex="bold"/>
    </style:style>
    <style:style style:name="P25" style:family="paragraph" style:parent-style-name="Standard">
      <style:paragraph-properties fo:margin-left="0cm" fo:margin-right="0cm" fo:text-indent="1.217cm" style:auto-text-indent="false"/>
      <style:text-properties fo:font-weight="bold" style:font-weight-asian="bold" style:font-weight-complex="bold"/>
    </style:style>
    <style:style style:name="P26" style:family="paragraph" style:parent-style-name="Standard" style:list-style-name="L1">
      <style:paragraph-properties fo:margin-left="0cm" fo:margin-right="0cm" fo:text-indent="1.217cm" style:auto-text-indent="false"/>
      <style:text-properties fo:font-weight="bold" style:font-weight-asian="bold" style:font-weight-complex="bold"/>
    </style:style>
    <style:style style:name="P27" style:family="paragraph" style:parent-style-name="Standard">
      <style:paragraph-properties fo:margin-left="0cm" fo:margin-right="0cm" fo:text-indent="1.217cm" style:auto-text-indent="false"/>
      <style:text-properties fo:font-weight="normal" style:font-weight-asian="normal" style:font-weight-complex="normal"/>
    </style:style>
    <style:style style:name="P28" style:family="paragraph" style:parent-style-name="Standard" style:list-style-name="L1">
      <style:paragraph-properties fo:margin-left="0cm" fo:margin-right="0cm" fo:text-indent="0cm" style:auto-text-indent="false"/>
      <style:text-propertie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style:font-weight-asian="bold" style:font-weight-complex="bold"/>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font-weight-complex="bold"/>
    </style:style>
    <style:style style:name="T10" style:family="text">
      <style:text-properties fo:font-style="italic" style:font-weight-asian="bold" style:font-weight-complex="bold"/>
    </style:style>
    <style:style style:name="T11" style:family="text">
      <style:text-properties fo:font-style="italic" style:font-weight-asian="normal" style:font-weight-complex="normal"/>
    </style:style>
    <style:style style:name="T12"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üyük bir ticari proje geliştirirken yazacağınız kodun çoğu SQL deyimleri olacaktır.</text:p>
      <text:p text:style-name="P7">Dikkat etmeniz gereken 2 şey vardır. </text:p>
      <text:p text:style-name="P7"/>
      <text:p text:style-name="P3">1 – Programcının yanlış SQL deyimleri yazmasını engellemek.</text:p>
      <text:p text:style-name="P3">2 – SQL bağımsız kodlamak.</text:p>
      <text:p text:style-name="P3"/>
      <text:p text:style-name="P7">Bu amaçla ADAK_SQL ' i geliştirmek zorunda kaldık.</text:p>
      <text:p text:style-name="P7"/>
      <text:p text:style-name="P7"/>
      <text:p text:style-name="P3">Adak SQL Nedir ? </text:p>
      <text:p text:style-name="P3"/>
      <text:p text:style-name="P7">AdakSQL , farklı veri tabanı motorlarıyla çalışabilir. Şu an içim PostgreSQL , MySql , <text:s/>MicrosoftSQL , ORACLE , SQLite ve ODBC ile çalışabiliyor. </text:p>
      <text:p text:style-name="P7"/>
      <text:p text:style-name="P7">Mesela , MySQL ile çalışan bir program yazdık. Programımızın PostgreSql ile de çalışmasını istiyoruz. Programımızda MySQL ' e özgü detayları kullanıyorsa PostgreSQL ' de hatalar verecektir. </text:p>
      <text:p text:style-name="P7"/>
      <text:p text:style-name="P7">AdakSQL veri tabanı motorları arasındaki farklılıklardan dolayı oluşturulmuş , bu farklılıkları kendi içerisinde düzelten ve çalışır hale getiren yapıdır. </text:p>
      <text:p text:style-name="P7"/>
      <text:p text:style-name="P3">Adak SQL_QUERY </text:p>
      <text:p text:style-name="P7"/>
      <text:p text:style-name="P7">Bu sınıf , sorgularımızı kullanılacak tüm farklı veri tabanı motorlarında çalışacak şekilde düzenler. Sınıfın nesnesini oluştururken , kullanılacak veri tabanı motoru parametre olarak verilmelidir. </text:p>
      <text:p text:style-name="P7"/>
      <text:p text:style-name="P7"><text:span text:style-name="T4">NOT : INSERT , DELETE , UPDATE ve SELECT işlemleri 3 aşamalıdır.</text:span> </text:p>
      <text:p text:style-name="P7"><text:span text:style-name="T4">İlk önce PREPARE fonksiyonlarıyla sorgu hazırlanır.</text:span> </text:p>
      <text:p text:style-name="P3">Daha sonra sorgu içerisine değerler SET fonksiyonlarıyla yerleştirilir. </text:p>
      <text:p text:style-name="P3">Sorgu hazırlandıktan sonra sorguyu çalıştıracak fonksiyon çağırılarak işlem <text:s/>yapılır. </text:p>
      <text:p text:style-name="P3"/>
      <text:p text:style-name="P3">PREPARE_INSERT </text:p>
      <text:p text:style-name="P3"/>
      <text:p text:style-name="P7">Bu fonksiyon , tablolara kayıt ekleyecek sorguyu hazırlamak için kullanılır.</text:p>
      <text:p text:style-name="P7"/>
      <text:list xml:id="list1009364928" text:style-name="L1">
        <text:list-header>
          <text:p text:style-name="P24"><text:span text:style-name="T11">* <text:s text:c="12"/></text:span>PREPARE_INSERT( "tablo_adı" , "tablo_id" , " kolon_adı_1 , kolon_adı_2 , kolon_adı_3 ,… " )</text:p>
          <text:p text:style-name="P26"><text:s text:c="11"/><text:span text:style-name="T2">* <text:s text:c="5"/>* <text:s text:c="3"/></text:span>"tablo_adı" : String tipindedir.Kullanılacak tablonun adıdır. </text:p>
          <text:p text:style-name="P26"><text:s text:c="11"/></text:p>
        </text:list-header>
      </text:list>
      <text:p text:style-name="P18"><text:s text:c="11"/><text:span text:style-name="T2">* <text:s text:c="5"/>* <text:s text:c="3"/></text:span>"tablo_id" : String tipindedir.Tabloda kullanılan id'dir. </text:p>
      <text:list xml:id="list1552025631" text:continue-numbering="true" text:style-name="L1">
        <text:list-header>
          <text:p text:style-name="P28"><text:s text:c="3"/></text:p>
        </text:list-header>
      </text:list>
      <text:p text:style-name="P18"><text:s text:c="11"/><text:span text:style-name="T2">* <text:s text:c="5"/>* <text:s text:c="3"/></text:span>" kolon_adı_1 , kolon_adı_2 , kolon_adı_3 ,… " : String tipindedir.Veri ekleyeceğimiz alanlardır. </text:p>
      <text:p text:style-name="P21"/>
      <text:p text:style-name="P22"/>
      <text:p text:style-name="P3">Örnek Kullanım</text:p>
      <text:p text:style-name="P3"/>
      <text:p text:style-name="P13"><text:span text:style-name="T4">SQL_QUERY query( DB );</text:span>query.PREPARE_INSERT("crm_saticilar", "satici_id", "satici_kodu, satici_ismi" ) ;</text:p>
      <text:p text:style-name="P3"/>
      <text:p text:style-name="P7">Burada crm_saticilar isimli ve id'si satici_id olan tabloya satici_kodu ve satici_ismi alanlarına veri ekleyecek sorguyu oluşturuldu<text:span text:style-name="T4">. </text:span></text:p>
      <text:p text:style-name="P3"><text:soft-page-break/></text:p>
      <text:p text:style-name="P7"><text:span text:style-name="T4">UYARI : </text:span>Bu fonksiyondan sonra SET_VALUE kullanılarak kolonlara eklenecek değerler atanmalıdır.</text:p>
      <text:p text:style-name="P7"/>
      <text:p text:style-name="P7"/>
      <text:p text:style-name="P7"/>
      <text:p text:style-name="P7"/>
      <text:p text:style-name="P3">SET_VALUE </text:p>
      <text:p text:style-name="P4"/>
      <text:p text:style-name="P7">Bu fonksiyon , sorgularda oluşturduğumuz sorgu değişkenlerine değer atamak için kullanılır.</text:p>
      <text:p text:style-name="P7"/>
      <text:p text:style-name="P7">Bu fonksiyonun 2 farklı kullanımı vardır. </text:p>
      <text:p text:style-name="P7"/>
      <text:p text:style-name="P7"><text:span text:style-name="T8">* <text:s text:c="12"/>1 ) – SET_VALUE( "sorgu_değişkeni" , "atanacak_değer" )</text:span> </text:p>
      <text:p text:style-name="P7"/>
      <text:p text:style-name="P6"><text:span text:style-name="T12">* <text:s text:c="5"/>* <text:s text:c="3"/></text:span><text:span text:style-name="T3">Parametreler</text:span></text:p>
      <text:p text:style-name="P2"/>
      <text:p text:style-name="P1"><text:span text:style-name="T2">* <text:s text:c="5"/>* <text:s/></text:span><text:span text:style-name="T3">"sorgu_değişkeni" : </text:span>String tipindedir.Değer atanacak değişkenin adı. <text:span text:style-name="T2"><text:s text:c="5"/></text:span></text:p>
      <text:p text:style-name="P7"/>
      <text:p text:style-name="P1"><text:span text:style-name="T2">* <text:s text:c="5"/>* <text:s/></text:span><text:span text:style-name="T3">"atanacak_değer"  : </text:span>QVariant tipindedir.Değişkene atanacak değerdir.int , string , double .. parametre olarak verilebilir. </text:p>
      <text:p text:style-name="P1"/>
      <text:p text:style-name="P7"/>
      <text:p text:style-name="P5">Örnek Kullanım</text:p>
      <text:p text:style-name="P5"/>
      <text:p text:style-name="P20">SQL_QUERY query( DB );</text:p>
      <text:p text:style-name="P19">query.PREPARE_INSERT("crm_saticilar", "satici_id", "satici_kodu, satici_ismi" ) ;</text:p>
      <text:p text:style-name="Preformatted_20_Text">query.SET_VALUE( ":satici_kodu" , <text:s/>m_ui-&gt;line_edit_satici_kodu-&gt;text() );</text:p>
      <text:p text:style-name="P23">query.SET_VALUE( ":satici_ismi" , <text:s/>m_ui-&gt;lineEdit_satici_ismi-&gt;text() );</text:p>
      <text:p text:style-name="P5"/>
      <text:p text:style-name="P7">crm_saticilar tablosuna satici_kodu ve satici_ismi alanlarına veri ekleneyecek sorgu oluşturuldu.SET_VALUE ile bu alanlara değer atandı.</text:p>
      <text:p text:style-name="P7"/>
      <text:p text:style-name="P8"><text:span text:style-name="T12">* <text:s text:c="13"/></text:span><text:span text:style-name="T8">2 ) – SET_VALUE( "ekleme_sirasi" , "atanacak_değer" )</text:span></text:p>
      <text:p text:style-name="P7"/>
      <text:p text:style-name="P9"><text:span text:style-name="T12">* <text:s text:c="5"/>* <text:s text:c="5"/></text:span><text:span text:style-name="T3">Parametreler</text:span></text:p>
      <text:p text:style-name="P7"/>
      <text:p text:style-name="P1"><text:span text:style-name="T2">* <text:s text:c="5"/>* <text:s text:c="5"/></text:span><text:span text:style-name="T3">const int insert_sira : </text:span>Değerin atanacağı kolon numarasıdır. </text:p>
      <text:p text:style-name="P7"/>
      <text:p text:style-name="P1"><text:span text:style-name="T2">* <text:s text:c="5"/>* <text:s text:c="5"/></text:span><text:span text:style-name="T3">const QVariant &amp; value  : </text:span>Değişkene atanacak değerdir. </text:p>
      <text:p text:style-name="P7"/>
      <text:p text:style-name="P5">Örnek Kullanım</text:p>
      <text:p text:style-name="P7"/>
      <text:p text:style-name="P7"/>
      <text:p text:style-name="P20">SQL_QUERY query( DB );</text:p>
      <text:p text:style-name="P19">query.PREPARE_INSERT("crm_saticilar", "satici_id", "satici_kodu, satici_ismi" ) ;</text:p>
      <text:p text:style-name="Preformatted_20_Text">query.SET_VALUE( 1 , <text:s/>m_ui-&gt;line_edit_satici_kodu-&gt;text() );</text:p>
      <text:p text:style-name="P23">query.SET_VALUE( 2 , <text:s/>m_ui-&gt;lineEdit_satici_ismi-&gt;text() <text:s/>);</text:p>
      <text:p text:style-name="P7"/>
      <text:p text:style-name="P7">Alan adı olarak verilen "satici_kodu, satici_ismi" alanlarına yani <text:span text:style-name="T3">1</text:span>( satici_kodu ) ve <text:soft-page-break/><text:span text:style-name="T3">2</text:span>( satici_ismi ) nolu kolonlarına line editler'deki değerler atanmaktadır.Sıfırıncı kolonda verinin satici_id numarası bulunmaktadır.Aynı işlem burada alan ismi vermek yerine "satici_kodu, satici_ismi" 1 ve 2 olarak numaralandırılarak yapılmıştır.1 burda ikinci parametredeki alanın sırasıdır. </text:p>
      <text:p text:style-name="P7"/>
      <text:p text:style-name="P14">'<text:span text:style-name="T3">UYARI: Değişkenlere değer atarken değişkenin önüne: konulmalıdır.'</text:span></text:p>
      <text:p text:style-name="P7"/>
      <text:p text:style-name="P7"/>
      <text:h text:style-name="P12" text:outline-level="5"><text:bookmark text:name="INSERT"/><text:span text:style-name="T3">INSERT</text:span> </text:h>
      <text:p text:style-name="P11">PREPARE_INSERT fonksiyonuyla oluşturulan ve değerleri atanan sorguyu çalıştırarak , tablolara veri eklememizi sağlar. Tabloya veri eklendikten sonra veriye verilen id'yi geri verir. </text:p>
      <text:p text:style-name="Text_20_body"/>
      <text:p text:style-name="P5">Örnek Kullanım</text:p>
      <text:p text:style-name="P20"/>
      <text:p text:style-name="P20">SQL_QUERY query( DB );</text:p>
      <text:p text:style-name="P19">query.PREPARE_INSERT("crm_saticilar", "satici_id", "satici_kodu, satici_ismi" ) ;</text:p>
      <text:p text:style-name="Preformatted_20_Text">query.SET_VALUE( ":satici_kodu" , <text:s/>"ak");</text:p>
      <text:p text:style-name="Preformatted_20_Text">query.SET_VALUE( ":satici_ismi" , <text:s/>"Ali" );</text:p>
      <text:p text:style-name="P23">int record_id = query.INSERT();</text:p>
      <text:p text:style-name="P7">crm_saticilar tablosuna , satici_kodu ve satici_ismi alanlarına "ak" satıcı kodu ve "Ali" satıcı ismi olan kaydı ekledik. Satıcıya verilen id'yi record_id değişkenine atadık.</text:p>
      <text:p text:style-name="P7"/>
      <text:p text:style-name="P17">SQL_QUERY <text:s text:c="6"/>sql_query( DB ); </text:p>
      <text:p text:style-name="P17">sql_query.PREPARE_DELETE("crm_saticilar","satici_id = :satici_id"); sql_query.SET_VALUE( ":satici_id", 1 ); </text:p>
      <text:p text:style-name="P17">sql_query.DELETE(); </text:p>
      <text:p text:style-name="P7"/>
      <text:p text:style-name="P7">crm_saticilar tablosundan satici_id'si 1 olan kaydı silecek sorgu hazırlandı.Daha sonra sorgu DELETE ile çalıştırılarak tablodan ilgili veri silindi. </text:p>
      <text:p text:style-name="P7"/>
      <text:p text:style-name="P3">PREPARE_UPDATE </text:p>
      <text:p text:style-name="P7"/>
      <text:p text:style-name="P7">Fonksiyon , tabloda veri göncellemek için sorgu hazırlar. </text:p>
      <text:p text:style-name="P7"/>
      <text:p text:style-name="P6"><text:span text:style-name="T12">* <text:s text:c="13"/></text:span><text:span text:style-name="T8">PREPARE_UPDATE( "tablo_adı" , "tablo_id" , "güncellenecek_alanlar" )</text:span></text:p>
      <text:p text:style-name="P7"/>
      <text:p text:style-name="P1"><text:span text:style-name="T2">* <text:s text:c="5"/>* <text:s text:c="5"/></text:span><text:span text:style-name="T3">Parametreler</text:span>: </text:p>
      <text:p text:style-name="P7"/>
      <text:p text:style-name="P1"><text:span text:style-name="T2">* <text:s text:c="5"/>* <text:s text:c="5"/></text:span><text:span text:style-name="T3">tablo_adı</text:span> : Veri güncelleyeceğimiz tablonun adıdır.String tipindedir. </text:p>
      <text:p text:style-name="P1"/>
      <text:p text:style-name="P1"><text:span text:style-name="T2">* <text:s text:c="5"/>* <text:s text:c="5"/></text:span><text:span text:style-name="T3">tablo_id</text:span> : Tablodaki güncellemek istediğimiz kaydın id'sidir.String tipindedir. </text:p>
      <text:p text:style-name="P7"/>
      <text:p text:style-name="P1"><text:span text:style-name="T2">* <text:s text:c="5"/>* <text:s text:c="5"/></text:span><text:span text:style-name="T3">güncellenecek_alanlar </text:span> : Tabloda güncellemek istediğimiz alanlardır.Birden fazla alan virgül ile ayrılmalıdır.String tipindedir. </text:p>
      <text:p text:style-name="P1"/>
      <text:p text:style-name="P3">Örnek Kullanım</text:p>
      <text:p text:style-name="P3"/>
      <text:p text:style-name="P20">SQL_QUERY query(DB);</text:p>
      <text:p text:style-name="P19">query.PREPARE_UPDATE( "crm_saticilar" , "satici_id",</text:p>
      <text:p text:style-name="P19">" <text:s/>satici_kodu, satici_ismi" , "satici_id=:satici_id" );</text:p>
      <text:p text:style-name="P3"><text:soft-page-break/></text:p>
      <text:p text:style-name="P7"/>
      <text:p text:style-name="P7">crm_saticilar tablosundaki , tablo_id'si satici_id olan , satici_kodu ve satici_ismi alanlarındaki , satici_id değişkeninin değerini sağlayan veriyi silecek sorgu hazırlandı. </text:p>
      <text:p text:style-name="P7"/>
      <text:p text:style-name="P14"><text:span text:style-name="T3">UYARI</text:span>: Bu fonksiyondan sonra SET_VALUE fonksiyonunu kullanarak güncellenecek kolonlara değerler atanmalıdır.</text:p>
      <text:p text:style-name="P7"/>
      <text:p text:style-name="P7"/>
      <text:p text:style-name="P3">UPDATE</text:p>
      <text:p text:style-name="P7"/>
      <text:p text:style-name="P7">PREPARE_UPDATE fonksiyonu ile hazırlanan sorgu ve değerleri atanan sorgu çalıştırılarak , tabloda veri günceller.</text:p>
      <text:p text:style-name="P7"/>
      <text:p text:style-name="P5">Örnek Kullanım</text:p>
      <text:p text:style-name="P5"/>
      <text:p text:style-name="P20">SQL_QUERY query(DB);</text:p>
      <text:p text:style-name="P19">query.PREPARE_UPDATE( "crm_saticilar" , "satici_id", "satici_kodu, satici_ismi" , "satici_id=:satici_id" );</text:p>
      <text:p text:style-name="Preformatted_20_Text">query.SET_VALUE( ":satici_id" , 2 );</text:p>
      <text:p text:style-name="Preformatted_20_Text">query.SET_VALUE( ":satici_kodu" , "ak" );</text:p>
      <text:p text:style-name="Preformatted_20_Text">query.SET_VALUE( ":satici_ismi" , "Ali" );</text:p>
      <text:p text:style-name="P23">query.UPDATE();</text:p>
      <text:p text:style-name="P7">crm_saticilar tablosundaki , tablo_id'si satici_id olan ve satici_id'si 2 olan kaydın , satici_kodu alanı "ak" , satici_ismi "Ali" olacak şekilde güncellendi. </text:p>
      <text:p text:style-name="P7"/>
      <text:p text:style-name="P7"/>
      <text:p text:style-name="P7"/>
      <text:p text:style-name="P7"/>
      <text:p text:style-name="P3">PREPARE_SELECT </text:p>
      <text:p text:style-name="P3"/>
      <text:p text:style-name="P7">Fonksiyon , tablolardan belirlenecek alanlarda , belirlenecek koşulları sağlayan verileri seçecek sorguyu hazırlar. </text:p>
      <text:p text:style-name="P7"/>
      <text:p text:style-name="P7">Bu fonksiyonun 3 farklı kullanımı vardır. </text:p>
      <text:p text:style-name="P7"/>
      <text:p text:style-name="P6"><text:span text:style-name="T12">* <text:s text:c="13"/></text:span><text:span text:style-name="T8">1 ) – PREPARE_SELECT ( "tablo_adı" , "secilecek_alanlar" )</text:span></text:p>
      <text:p text:style-name="P7"/>
      <text:p text:style-name="P7">Fonksiyonun bu kullanımı , verilen tablodaki , verilen alanlardaki tüm kayıtları getirecek sorguyu hazırlar. </text:p>
      <text:p text:style-name="P7"/>
      <text:p text:style-name="P6"><text:span text:style-name="T12">* <text:s text:c="5"/>* <text:s text:c="7"/></text:span><text:span text:style-name="T3">Parametreler</text:span></text:p>
      <text:p text:style-name="P7"/>
      <text:p text:style-name="P1"><text:span text:style-name="T2">* <text:s text:c="5"/>* <text:s text:c="8"/></text:span><text:span text:style-name="T3">tablo_adı: </text:span>Veri seçmek istediğimiz tablonun adıdır.String tipindedir.</text:p>
      <text:p text:style-name="P7"/>
      <text:p text:style-name="P1"><text:span text:style-name="T2">* <text:s text:c="5"/>* <text:s text:c="8"/></text:span><text:span text:style-name="T3">secilecek_alanlar  : </text:span>Seçilecek alan isimleri.String tipindedir.Birden fazla alan virgül ile ayrılmalıdır. </text:p>
      <text:p text:style-name="P1"/>
      <text:p text:style-name="P5">Örnek Kullanım</text:p>
      <text:p text:style-name="P20"/>
      <text:p text:style-name="P20">SQL_QUERY <text:s/>sql_query( DB );</text:p>
      <text:p text:style-name="P19">sql_query.PREPARE_SELECT ( "crm_saticilar" ,"satici_kodu , satici_ismi " );</text:p>
      <text:p text:style-name="P19"/>
      <text:p text:style-name="P19"><text:soft-page-break/></text:p>
      <text:p text:style-name="P7">crm_saticilar tablosundan , tüm satici_kodu ve satici_ismi alanlarını seçecek sorguyu hazırlandı. </text:p>
      <text:p text:style-name="P7"/>
      <text:p text:style-name="P7"/>
      <text:p text:style-name="P7"/>
      <text:p text:style-name="P7"/>
      <text:p text:style-name="P7"/>
      <text:p text:style-name="P6"><text:span text:style-name="T12">* <text:s text:c="10"/></text:span><text:span text:style-name="T9">2 ) – PREPARE_SELECT ( "tablo_adı" , "seçilecek_alanlar" , "seçme_koşulu" )</text:span></text:p>
      <text:p text:style-name="P7"/>
      <text:p text:style-name="P7">Fonksiyonun bu kullanımı , tablodan belirtilen alanlardaki , seçme_koşulu ile belirtilen koşulu sağlayan verileri getiren sorguyu hazırlar. </text:p>
      <text:p text:style-name="P7"/>
      <text:p text:style-name="P6"><text:span text:style-name="T12">* <text:s text:c="5"/>* <text:s text:c="3"/></text:span><text:span text:style-name="T3">Parametreler</text:span></text:p>
      <text:p text:style-name="P7"/>
      <text:p text:style-name="P1"><text:span text:style-name="T2">* <text:s text:c="5"/>* <text:s text:c="3"/></text:span><text:span text:style-name="T3">tablo_adı : </text:span>Seçilecek verilerin tablosunun adıdır.String tipindedir. </text:p>
      <text:p text:style-name="P7"/>
      <text:p text:style-name="P1"><text:span text:style-name="T2">* <text:s text:c="5"/>* <text:s text:c="3"/></text:span><text:span text:style-name="T3">seçilecek_alanlar  : </text:span>Verilerin seçileceği alanların isimleridir.String tipindedir. </text:p>
      <text:p text:style-name="P7"/>
      <text:p text:style-name="P1"><text:span text:style-name="T2">* <text:s text:c="5"/>* <text:s text:c="3"/></text:span><text:span text:style-name="T3">seçme_koşulu  : </text:span>Verileri seçmek için belirlenecek koşuldur.String tipindedir. </text:p>
      <text:p text:style-name="P7"/>
      <text:p text:style-name="P7"/>
      <text:p text:style-name="P5">Örnek Kullanım</text:p>
      <text:p text:style-name="P5"/>
      <text:p text:style-name="P20">SQL_QUERY <text:s/>sql_query( DB );</text:p>
      <text:p text:style-name="Preformatted_20_Text">sql_query.PREPARE_SELECT ( "crm_saticilar" ,"satici_kodu , satici_ismi ", "satici_id=:satici_id");</text:p>
      <text:p text:style-name="P23">sql_query.SET_VALUE ( ":satici_id", 2 );</text:p>
      <text:p text:style-name="P7">crm_saticilar tablosundaki , satici_id'si 2 olan kayıtların, satici_kodu ve satici_ismi alanlarındaki verilerini seçecek sorgu hazırlandı. </text:p>
      <text:p text:style-name="P7"/>
      <text:p text:style-name="P6"><text:span text:style-name="T12">* <text:s text:c="10"/></text:span><text:span text:style-name="T8">3 ) – PREPARE_SELECT( "tablo_adı" , "seçilecek_alanlar" , "seçme_koşulu" , "gruplama_alanları" )</text:span></text:p>
      <text:p text:style-name="P10"/>
      <text:p text:style-name="P7">Bu kullanımda, verilen tablodan belirlenen şartı sağlayan kayıtları , belirtilen alanlardaki verilerini , belirlenen gruplama alanları altında seçmeyi sağlayacak sorguyu hazırlar. </text:p>
      <text:p text:style-name="P7"/>
      <text:p text:style-name="P6"><text:span text:style-name="T12">* <text:s text:c="5"/>* <text:s text:c="3"/></text:span><text:span text:style-name="T3">Parametreler</text:span></text:p>
      <text:p text:style-name="P7"/>
      <text:p text:style-name="P1"><text:span text:style-name="T2">* <text:s text:c="5"/>* <text:s text:c="3"/></text:span><text:span text:style-name="T3">tablo_adı : </text:span>Veri seçeceğimiz tablonun adıdır.String tipindedir. </text:p>
      <text:p text:style-name="P7"/>
      <text:p text:style-name="P1"><text:span text:style-name="T2">* <text:s text:c="5"/>* <text:s text:c="3"/></text:span><text:span text:style-name="T3">seçilecek_alanlar : </text:span>Verilerin seçileceği alanların isimleridir.</text:p>
      <text:p text:style-name="P7"/>
      <text:p text:style-name="P1"><text:span text:style-name="T2">* <text:s text:c="5"/>* <text:s text:c="3"/></text:span><text:span text:style-name="T3">seçme_koşulu  : </text:span>Verileri seçmek için belirlenecek koşuldur.String tipindedir. </text:p>
      <text:p text:style-name="P7"/>
      <text:p text:style-name="P1"><text:span text:style-name="T2">* <text:s text:c="5"/>* <text:s text:c="3"/></text:span><text:span text:style-name="T3">gruplama_alanları  : </text:span>Seçilen verileri gruplandırmak istediğimiz alan isimleridir.String tipindedir.Birden fazla olursa virgülle ayrılmalıdır.</text:p>
      <text:p text:style-name="P1"/>
      <text:p text:style-name="P7"/>
      <text:p text:style-name="P5">Örnek Kullanım</text:p>
      <text:p text:style-name="P7"/>
      <text:p text:style-name="P20">SQL_QUERY <text:s/>sql_query( DB );</text:p>
      <text:p text:style-name="Preformatted_20_Text"><text:soft-page-break/>QString group_by <text:s text:c="4"/>= "satici_kodu ";</text:p>
      <text:p text:style-name="Preformatted_20_Text">query.PREPARE_SELECT( "crm_satici","satici_kodu , satici_ismi ","satici_id&gt;:satici_id", group_by );</text:p>
      <text:p text:style-name="P23">sql_query.SET_VALUE ( ":satici_id", 2 );</text:p>
      <text:p text:style-name="P7"/>
      <text:p text:style-name="P7">crm_saticilar tablosundan , satici_id'si 2'den büyük olan kayıtların , satici_ismi ve satici_kodu alanlarındaki verileri satici_kodu alanı altında gruplandırarak seçecek sorgu hazırlandı. </text:p>
      <text:p text:style-name="P3">SELECT </text:p>
      <text:p text:style-name="P3"/>
      <text:p text:style-name="P7"/>
      <text:p text:style-name="P7">Fonksiyon , PREPARE fonksiyonu ile hazırlanan tablodan veri seçme sorgusunu çalıştırır. </text:p>
      <text:p text:style-name="P7"/>
      <text:p text:style-name="P1"><text:span text:style-name="T2">* <text:s text:c="5"/></text:span>Bu fonksiyonun 3 farklı kullanımı vardır.</text:p>
      <text:p text:style-name="P1"/>
      <text:p text:style-name="P6"><text:span text:style-name="T12">* <text:s text:c="5"/></text:span><text:span text:style-name="T8">1 ) – SELECT ()</text:span></text:p>
      <text:p text:style-name="P7"/>
      <text:p text:style-name="P7"/>
      <text:p text:style-name="P7">Fonksiyonun bu kullanımı ,hazırlanan sorguyu aynı şekilde çalıştırır.Fonksiyon , sorgu sonucu bulunan kayıt sayısını geri verir. </text:p>
      <text:p text:style-name="P7"/>
      <text:p text:style-name="P5"/>
      <text:p text:style-name="P5"/>
      <text:p text:style-name="P5">Örnek Kullanım</text:p>
      <text:p text:style-name="P20"/>
      <text:p text:style-name="P20"/>
      <text:p text:style-name="P20"/>
      <text:p text:style-name="P20"/>
      <text:p text:style-name="P20">SQL_QUERY sql_query( DB );</text:p>
      <text:p text:style-name="Preformatted_20_Text">sql_query.PREPARE_SELECT ( "crm_saticilar" ,"satici_kodu , satici_ismi ", "satici_id=:satici_id");</text:p>
      <text:p text:style-name="Preformatted_20_Text">sql_query.SET_VALUE ( ":satici_id", 3 ) ;</text:p>
      <text:p text:style-name="P23">int secilen_kayit_sayisi = sql_query.SELECT() ;</text:p>
      <text:p text:style-name="P7"/>
      <text:p text:style-name="P7">crm_saticilar tablosunda satici_id'si 3 olan verilerin satici_kodu ve satici_ismi alanlarındaki verileri seçildi.</text:p>
      <text:p text:style-name="P7"/>
      <text:p text:style-name="P7"/>
      <text:p text:style-name="P2"><text:span text:style-name="T2">* <text:s text:c="5"/></text:span><text:span text:style-name="T10">2 ) – SELECT( "sıralama_alanları" )</text:span></text:p>
      <text:p text:style-name="P7"/>
      <text:p text:style-name="P7"/>
      <text:p text:style-name="P7">Bu kullanımda , verilerin sıralama alanları ile belirlenen alanlar altında sırlanmış olarak seçilmesini sağlar. </text:p>
      <text:p text:style-name="P7"/>
      <text:p text:style-name="P6"><text:span text:style-name="T12">* <text:s text:c="5"/>* <text:s text:c="3"/></text:span><text:span text:style-name="T3">Parametreler</text:span></text:p>
      <text:p text:style-name="P7"/>
      <text:p text:style-name="P1"><text:span text:style-name="T2">* <text:s text:c="5"/>* <text:s text:c="3"/></text:span><text:span text:style-name="T3">sıralama_alanları : </text:span>Seçilecek verilerin , sıralanacağı alan isimleri.String tipindedir. </text:p>
      <text:p text:style-name="P1"/>
      <text:p text:style-name="P5"/>
      <text:p text:style-name="P5"/>
      <text:p text:style-name="P5">Örnek Kullanım</text:p>
      <text:p text:style-name="P7"/>
      <text:p text:style-name="P20">SQL_QUERY query( DB ) ;</text:p>
      <text:p text:style-name="Preformatted_20_Text">query.PREPARE_SELECT( "crm_saticilar" ,"satici_kodu , satici_ismi " ) ;</text:p>
      <text:p text:style-name="P23"><text:soft-page-break/>int secilen_kayit_sayisi = query.SELECT( "satici_ismi DESC") ;</text:p>
      <text:p text:style-name="P7"/>
      <text:p text:style-name="P7">crm_saticilar tablosundan , satici_kodu ve satici_ismi alanlarındaki veriler , satici_ismi alanına göre büyükten küçüğe azalan sıralanacak şekilde seçildi. </text:p>
      <text:p text:style-name="P7"/>
      <text:p text:style-name="P7"/>
      <text:p text:style-name="P7"/>
      <text:p text:style-name="P2"><text:span text:style-name="T2">* <text:s text:c="5"/></text:span><text:span text:style-name="T10">3 ) – SELECT( "sıralama_alanları" , "başlangıç_satırı" , "saçilecek_satır_sayısı" )</text:span></text:p>
      <text:p text:style-name="P7"/>
      <text:p text:style-name="P7">Bu kullanımda, sıralama alanları ile belirlenen alanlar altında sırlanmış verilerden , başlangıç satırı ile verilen satırdan itibaren seçilecek satır sayısı kadar satır seçilir. </text:p>
      <text:p text:style-name="P7"/>
      <text:p text:style-name="P7">Burada başlangıç satırı , dizi indeksi gibidir.İlk satır 0.cı indekstir. Mesela verilen 5 parametresi sonuçlar arasından 6.cı satır anlamına gelir. </text:p>
      <text:p text:style-name="P5"/>
      <text:p text:style-name="P7"/>
      <text:p text:style-name="P6"><text:span text:style-name="T12">* <text:s text:c="5"/>* <text:s text:c="3"/></text:span><text:span text:style-name="T3">Parametreler</text:span></text:p>
      <text:p text:style-name="P7"/>
      <text:p text:style-name="P1"><text:span text:style-name="T2">* <text:s text:c="5"/>* <text:s text:c="4"/></text:span><text:span text:style-name="T3">sıralama_alanları  : </text:span>Seçilecek verilerin , sıralanacağı alan isimleri.String tipindedir. </text:p>
      <text:p text:style-name="P1"><text:span text:style-name="T2">* <text:s text:c="5"/>* <text:s text:c="4"/></text:span><text:span text:style-name="T3">baslangıç_satırı  : </text:span>Seçilecek satırın indeksidir.int tipindedir. </text:p>
      <text:p text:style-name="P7"/>
      <text:p text:style-name="P1"><text:span text:style-name="T2">* <text:s text:c="5"/>* <text:s text:c="4"/></text:span><text:span text:style-name="T3">secilecek_satır_sayısı  : </text:span>Seçilecek satır sayısı.int tipindedir. </text:p>
      <text:p text:style-name="P7"/>
      <text:p text:style-name="P7"/>
      <text:p text:style-name="P5">Örnek Kullanım</text:p>
      <text:p text:style-name="P20"/>
      <text:p text:style-name="P20">SQL_QUERY query( DB );</text:p>
      <text:p text:style-name="Preformatted_20_Text">query.PREPARE_SELECT("crm_saticilar","satici_kodu, satici_ismi" ) ;</text:p>
      <text:p text:style-name="P23">query.SELECT( "satici_ismi DESC" , 2 , 3 ) ;</text:p>
      <text:p text:style-name="P7"/>
      <text:p text:style-name="P7">crm_saticilar tablosundan , satici_kodu ve satici_ismi alanları altındaki kayıtlar , satici_ismi'ne göre büyükten küçüğe sıralandı. Bulunan sonuçladan 2.indeksten itibaren ( 2.indeksteki kayıt dahil ) 3 tane kayıt seçildi. </text:p>
      <text:p text:style-name="P7"/>
      <text:p text:style-name="P7"/>
      <text:p text:style-name="P7"/>
      <text:p text:style-name="P3">NEXT </text:p>
      <text:p text:style-name="P7"/>
      <text:p text:style-name="P7">Seçim sorgusundan sonra sonuçlara sırasıyla ilk satırdan son satıra doğru erişmeyi sağlar.Her çağırılışında bir sonraki sonuca geçer ve true geri verir.Bir sonrası yoksa false geri verir. </text:p>
      <text:p text:style-name="P7"/>
      <text:p text:style-name="P5">Örnek Kullanım</text:p>
      <text:p text:style-name="P7"/>
      <text:p text:style-name="P20">SQL_QUERY sql_query( DB );</text:p>
      <text:p text:style-name="Preformatted_20_Text">sql_query.PREPARE_SELECT ( "crm_saticilar" ,"satici_kodu , satici_ismi ", "satici_kodu&gt;:satici_kodu");</text:p>
      <text:p text:style-name="Preformatted_20_Text">sql_query.SET_VALUE ( ":satici_kodu", 2 ) ;</text:p>
      <text:p text:style-name="Preformatted_20_Text">int secilen_kayit_sayisi = sql_query.SELECT() ;</text:p>
      <text:p text:style-name="Preformatted_20_Text">while( query.NEXT()){</text:p>
      <text:p text:style-name="Preformatted_20_Text"><text:s text:c="5"/>.....</text:p>
      <text:p text:style-name="Preformatted_20_Text"><text:s text:c="5"/>.....</text:p>
      <text:p text:style-name="P23"><text:soft-page-break/><text:s text:c="2"/>}</text:p>
      <text:p text:style-name="P7">crm_saticilar tablosundan satici_kodu 2'den büyük olan kayıtların satici_kodu ve satici_ismi alanlarındaki verileri seçildi.Her sonuca sırasıyla NEXt fonksiyonu ile erişiliyor. </text:p>
      <text:p text:style-name="P7"/>
      <text:p text:style-name="P7"/>
      <text:p text:style-name="P15">UYARI : Seçim sorgusundan sonra VALUE fonksiyonundan önce bu fonksiyon çağırılmalıdır.</text:p>
      <text:p text:style-name="P7"/>
      <text:p text:style-name="P3">VALUE </text:p>
      <text:p text:style-name="P7"/>
      <text:p text:style-name="P7"/>
      <text:p text:style-name="P7">Fonksiyon , sorgu sonucu istenilen alanlardaki değerlere erişmeyi sağlar. </text:p>
      <text:p text:style-name="P7"/>
      <text:p text:style-name="P7">Bu fonksiyonun 2 tane kullanımı vardır. </text:p>
      <text:p text:style-name="P7"/>
      <text:p text:style-name="P2"><text:span text:style-name="T2">* <text:s text:c="5"/></text:span><text:span text:style-name="T10">1 ) – VALUE ( "alan_indeksi" )</text:span></text:p>
      <text:p text:style-name="P7"/>
      <text:p text:style-name="P7">Bir seçim sorgusu sonucu , alan indeksi verilen alandaki veriyi verir.Veri QVariant tipinde geri verilir. </text:p>
      <text:p text:style-name="P7"/>
      <text:p text:style-name="P6"><text:span text:style-name="T12">* <text:s text:c="5"/>* <text:s text:c="3"/></text:span><text:span text:style-name="T3">Parametreler</text:span></text:p>
      <text:p text:style-name="P7"/>
      <text:p text:style-name="P1"><text:span text:style-name="T2">* <text:s text:c="5"/>* <text:s text:c="3"/></text:span><text:span text:style-name="T3">alan_indeksi : </text:span>Değeri istenen alanın indeksi.int tipindedir. </text:p>
      <text:p text:style-name="P7"/>
      <text:p text:style-name="P7"/>
      <text:p text:style-name="P5">Örnek Kullanım</text:p>
      <text:p text:style-name="P7"/>
      <text:p text:style-name="P20">sql_query.NEXT();</text:p>
      <text:p text:style-name="Preformatted_20_Text">m_ui-&gt;line_edit_satici_kodu-&gt;setText <text:s text:c="3"/>( sql_query.VALUE(0).toString() );</text:p>
      <text:p text:style-name="P23">m_ui-&gt;lineEdit_satici_ismi-&gt;setText <text:s text:c="4"/>( sql_query.VALUE(1).toString() );</text:p>
      <text:p text:style-name="P7">Bir sorgu sonuclarından birisinin 0.cı ve 1.ci alanlarındaki veriler line editlere set ediliyor. </text:p>
      <text:p text:style-name="P7"/>
      <text:p text:style-name="P2"><text:span text:style-name="T2">* <text:s text:c="5"/></text:span><text:span text:style-name="T10">2 ) – QVariant VALUE ( "alanın_adı" )</text:span></text:p>
      <text:p text:style-name="P7"/>
      <text:p text:style-name="P7">Bir seçim sorgusu sonucu , alan adı verilen alandaki veriyi verir.Veri QVariant tipinde geri verilir.Diğer kullanıma göre daha yavaştır. </text:p>
      <text:p text:style-name="P7"/>
      <text:p text:style-name="P6"><text:span text:style-name="T12">* <text:s text:c="5"/>* <text:s text:c="3"/></text:span><text:span text:style-name="T3">Parametreler</text:span></text:p>
      <text:p text:style-name="P7"/>
      <text:p text:style-name="P1"><text:span text:style-name="T2">* <text:s text:c="5"/>* <text:s text:c="3"/></text:span><text:span text:style-name="T3">alanın_adı : </text:span>Değeri istenenen alanın adı. </text:p>
      <text:p text:style-name="P7"/>
      <text:p text:style-name="P5">Örnek Kullanım</text:p>
      <text:p text:style-name="P7"/>
      <text:p text:style-name="P7">Örnek kullanım diğeriyle aynıdır. </text:p>
      <text:p text:style-name="P7"/>
      <text:p text:style-name="P20">sql_query.NEXT();</text:p>
      <text:p text:style-name="Preformatted_20_Text">m_ui-&gt;line_edit_satici_kodu-&gt;setText ( sql_query.VALUE("satici_kodu").toString() );</text:p>
      <text:p text:style-name="P23">m_ui-&gt;lineEdit_satici_ismi-&gt;setText <text:s/>( sql_query.VALUE("satici_ismi").toString() );</text:p>
      <text:p text:style-name="P7">Burdada alanlardaki verilere , alanların ismiyle eriştik. </text:p>
      <text:p text:style-name="P7"><text:soft-page-break/></text:p>
      <text:p text:style-name="P20"><text:span text:style-name="T3">NOT </text:span>:<text:span text:style-name="T3">VALUE</text:span> fonksiyonu kullanılmadan önce mutlaka <text:span text:style-name="T3">NEXT()</text:span> fonksiyonu çağırılmalıdır.</text:p>
      <text:p text:style-name="P7"/>
      <text:p text:style-name="P7"/>
      <text:p text:style-name="P7"/>
      <text:p text:style-name="P7"/>
      <text:p text:style-name="P7"/>
      <text:p text:style-name="P7"/>
      <text:p text:style-name="P3">RESTART_NEXT </text:p>
      <text:p text:style-name="P7"/>
      <text:p text:style-name="P7">Bu fonksiyon , NEXT işlemi yaparken sayıcımızı sıfırlar.Sonuç tablosunda ilk satıra gider.Bundan sonra kullanılacak VALUE fonksiyonu bize sonuç tablosunun ilk kaydını verecektir. </text:p>
      <text:p text:style-name="P7"/>
      <text:p text:style-name="P7"><text:span text:style-name="T4">FINISH</text:span> </text:p>
      <text:p text:style-name="P7"/>
      <text:p text:style-name="P7">Sorguyu sonlandırır.SQL ile olan bağlantı sonlanır.Bu fonksiyon , bazı SQL'ler sorgudan sonra bırakılmazsa bırakılana kadar tekrar alınamazlar. </text:p>
      <text:p text:style-name="P7"/>
      <text:p text:style-name="P3">NUM_OF_ROWS </text:p>
      <text:p text:style-name="P7"/>
      <text:p text:style-name="P7">Bir sorgu sonucu bulunan satır sayısını verir.Satır bulunamazsa 0 verir.Bu fonksiyon , sorgu çalıştırıldıktan sonra çağırılmalıdır. </text:p>
      <text:p text:style-name="P7"/>
      <text:p text:style-name="P3">AND_EKLE </text:p>
      <text:p text:style-name="P7"/>
      <text:p text:style-name="P7">Bu fonksiyon , sorgular çalıştırılmadan önce sorgulara WHERE koşulu eklemek için kullanılır. Eğer sorguda WHERE koşulu varsa koşulun sonuna AND ile beraber yeni koşul eklenir. WHERE koşulu yoksa da eklencek koşul WHERE koşulu olarak eklenir. </text:p>
      <text:p text:style-name="P7"/>
      <text:p text:style-name="P7"/>
      <text:p text:style-name="P7"/>
      <text:p text:style-name="P7"/>
      <text:p text:style-name="P7"/>
      <text:p text:style-name="P7"/>
      <text:p text:style-name="P7"/>
      <text:p text:style-name="P2"><text:span text:style-name="T2">* <text:s text:c="5"/></text:span><text:span text:style-name="T10">AND_EKLE( "where_koşulu" )</text:span></text:p>
      <text:p text:style-name="P7"/>
      <text:p text:style-name="P1"><text:span text:style-name="T2">* <text:s text:c="5"/>* <text:s text:c="3"/></text:span><text:span text:style-name="T3">Parametreler <text:s/></text:span>: </text:p>
      <text:p text:style-name="P7"/>
      <text:p text:style-name="P1"><text:span text:style-name="T2">* <text:s text:c="5"/>* <text:s text:c="3"/></text:span><text:span text:style-name="T3">where_koşulu </text:span>: Eklenecek olan WHERE koşuludur.String tipindedir. </text:p>
      <text:p text:style-name="P7"/>
      <text:p text:style-name="P7"/>
      <text:p text:style-name="P5">Örnek Kullanım</text:p>
      <text:p text:style-name="P7"/>
      <text:p text:style-name="P20">SQL_QUERY sql_query ( DB );</text:p>
      <text:p text:style-name="Preformatted_20_Text">sql_query.PREPARE_SELECT("muh_hesaplar" , "hesap_id,tam_hesap_kodu, hesap_ismi" );</text:p>
      <text:p text:style-name="P23">sql_query.AND_EKLE( "tam_hesap_kodu LIKE :tam_hesap_kodu_1 OR hesap_ismi LIKE :tam_hesap_kodu_2" );</text:p>
      <text:p text:style-name="P7">Seçim sorgusunda WHERE koşulu konulmamamış.AND_EKLE fonksiyonu ile , tam_hesap_kodu , tam_hesap_kodu_1 ve tam_hesap_kodu_2 değişkenleri ile verilen değerlere eşit <text:soft-page-break/>olma koşulu WHERE koşulu olarak sorguya ekleniyor. </text:p>
      <text:p text:style-name="P7"/>
      <text:p text:style-name="P15">UYARI : <text:span text:style-name="T1"><text:s/>LIKE ile eklenen koşul değişkenlerine değerler SET_LIKE , diğerlerine SET_VALUE ile atanmalıdır.Bu fonksiyonlar sorgu çalıştırılmadan önce kullanılmalıdır</text:span></text:p>
      <text:p text:style-name="P7"/>
      <text:p text:style-name="P7"/>
      <text:p text:style-name="P7"/>
      <text:p text:style-name="P7"/>
      <text:p text:style-name="P7"/>
      <text:p text:style-name="P3">OR_EKLE </text:p>
      <text:p text:style-name="P7"/>
      <text:p text:style-name="P7">Bu fonksiyon da <text:span text:style-name="T3">AND_EKLE</text:span> fonksiyonu gibidir. Tek farkı eğer sorguda WHERE koşulu varsa koşulun sonuna OR ile beraber yeni koşul eklenir. </text:p>
      <text:p text:style-name="P7"/>
      <text:p text:style-name="P2"><text:span text:style-name="T2">* <text:s text:c="5"/></text:span><text:span text:style-name="T10">OR_EKLE( "where_koşulu" )</text:span></text:p>
      <text:p text:style-name="P7"/>
      <text:p text:style-name="P1"><text:span text:style-name="T2">* <text:s text:c="5"/>* <text:s text:c="3"/></text:span><text:span text:style-name="T3">Parametreler </text:span>: </text:p>
      <text:p text:style-name="P7"/>
      <text:p text:style-name="P1"><text:span text:style-name="T2">* <text:s text:c="5"/>* <text:s text:c="3"/></text:span><text:span text:style-name="T3">"where_koşulu"</text:span> : Eklenecek olan WHERE koşuludur. </text:p>
      <text:p text:style-name="P7"/>
      <text:p text:style-name="P7"/>
      <text:p text:style-name="P5">Örnek Kullanım</text:p>
      <text:p text:style-name="P7"/>
      <text:p text:style-name="P16">Kullanım AND_EKLE fonksiyonu ile birebir aynıdır.</text:p>
      <text:p text:style-name="P7"/>
      <text:p text:style-name="P7"/>
      <text:p text:style-name="P15">UYARI : <text:span text:style-name="T1"><text:s/>LIKE ile eklenen koşul değişkenlerine değerler SET_LIKE , diğerlerine SET_VALUE ile atanmalıdır.Bu fonksiyonlar sorgu çalıştırılmadan önce kullanılmalıdır.</text:span></text:p>
      <text:p text:style-name="P7"/>
      <text:p text:style-name="P7"/>
      <text:p text:style-name="P7"><text:span text:style-name="T4">SET_LIKE</text:span> </text:p>
      <text:p text:style-name="P7"/>
      <text:p text:style-name="P7">Sorgularda LIKE ile belirlenen değişkenlere değerler atamak için kullanılır. </text:p>
      <text:p text:style-name="P7"/>
      <text:p text:style-name="P2"><text:span text:style-name="T2">* <text:s text:c="5"/></text:span><text:span text:style-name="T10">SET_LIKE( "değişkenin_ismi" , "değişkenin_değeri" )</text:span></text:p>
      <text:p text:style-name="P7"/>
      <text:p text:style-name="P1"><text:span text:style-name="T2">* <text:s text:c="5"/>* <text:s text:c="3"/></text:span><text:span text:style-name="T3">Parametreler </text:span>: </text:p>
      <text:p text:style-name="P7"/>
      <text:p text:style-name="P1"><text:span text:style-name="T2">* <text:s text:c="5"/>* <text:s text:c="3"/></text:span><text:span text:style-name="T3">değişkenin_ismi </text:span>: Değer atanacak LIKE değişkeni ifadesi.String tipindedir. </text:p>
      <text:p text:style-name="P7"/>
      <text:p text:style-name="P1"><text:span text:style-name="T2">* <text:s text:c="5"/>* <text:s text:c="3"/></text:span><text:span text:style-name="T3">değişkenin_değeri </text:span>: Değişkene atanacak değer.QVariant tipindedir. </text:p>
      <text:p text:style-name="P7"/>
      <text:p text:style-name="P7"/>
      <text:p text:style-name="P5">Örnek Kullanım</text:p>
      <text:p text:style-name="P20"/>
      <text:p text:style-name="P20">SQL_QUERY sql_query ( DB );</text:p>
      <text:p text:style-name="Preformatted_20_Text">sql_query.PREPARE_SELECT("muh_hesaplar" , "hesap_id,tam_hesap_kodu, hesap_ismi" );</text:p>
      <text:p text:style-name="Preformatted_20_Text">sql_query.AND_EKLE( "tam_hesap_kodu LIKE :tam_hesap_kodu_1 OR hesap_ismi LIKE :tam_hesap_kodu_2" );</text:p>
      <text:p text:style-name="Preformatted_20_Text">sql_query.SET_LIKE( ":tam_hesap_kodu_1" , m_ui-&gt;line_edit_hesap_kodu_ismi-&gt;text());</text:p>
      <text:p text:style-name="P23">sql_query.SET_LIKE( ":tam_hesap_kodu_2" , m_ui-&gt;line_edit_hesap_kodu_ismi-<text:soft-page-break/>&gt;text());</text:p>
      <text:p text:style-name="P5"><text:span text:style-name="T1">AND ile oluşturulan </text:span>WHERE<text:span text:style-name="T1"> koşulundaki LIKE ile belirlenen değişkenlere line editlerideki değerler </text:span>SET_LIKE<text:span text:style-name="T1"> ile atandı. </text:span></text:p>
      <text:p text:style-name="P7"/>
      <text:p text:style-name="P13"><text:span text:style-name="T5">UYARI : </text:span><text:span text:style-name="T2"><text:s/>LIKE ile eklenen koşul değişkenlerine değerler SET_LIKE , diğerlerine SET_VALUE ile atanmalıdır.Bu fonksiyon içerisinde LIKE olmayan sorgular </text:span>üzerinde kullanılmamalıdır.</text:p>
      <text:p text:style-name="P7"/>
      <text:p text:style-name="P7"/>
      <text:p text:style-name="P3">TO_QVARIANT </text:p>
      <text:p text:style-name="P7"/>
      <text:p text:style-name="P7">Fonksiyon , verilen değer listesini , QVariant listesi tipinde geri verir. </text:p>
      <text:p text:style-name="P7"/>
      <text:p text:style-name="P7">Bu fonksiyonun 2 farklı kullanımı vardır. </text:p>
      <text:p text:style-name="P7"/>
      <text:p text:style-name="P2"><text:span text:style-name="T2">* <text:s text:c="5"/></text:span><text:span text:style-name="T10">1 ) – TO_QVARIANT( "değer_listesi" )</text:span></text:p>
      <text:p text:style-name="P7"/>
      <text:p text:style-name="P1"><text:span text:style-name="T2">* <text:s text:c="5"/>* <text:s text:c="3"/></text:span><text:span text:style-name="T3">Parametreler </text:span>:</text:p>
      <text:p text:style-name="P7"/>
      <text:p text:style-name="P6"><text:span text:style-name="T12">* <text:s text:c="5"/>* <text:s text:c="3"/></text:span><text:span text:style-name="T3">"değer_listesi" : QVARIANT tipine dönüştürülecek değer listesi.QList tipindedir. </text:span></text:p>
      <text:p text:style-name="P2"/>
      <text:p text:style-name="P5">Örnek Kullanım</text:p>
      <text:p text:style-name="P7"/>
      <text:p text:style-name="P20">query.TO_QVARIANT(M_DEMIRBASLAR_ID_LISTESI);</text:p>
      <text:p text:style-name="P7"/>
      <text:p text:style-name="P7">QList&lt;int&gt; olarak verilen değer listesi QList&lt;QVARINANT&gt; olarak geri verildi. </text:p>
      <text:p text:style-name="P7"/>
      <text:p text:style-name="P2"><text:span text:style-name="T2">* <text:s text:c="4"/></text:span><text:span text:style-name="T6"><text:s/></text:span><text:span text:style-name="T10">2 ) – TO_QVARIANT( "değer_listesi" )</text:span></text:p>
      <text:p text:style-name="P7"/>
      <text:p text:style-name="P1"><text:span text:style-name="T2">* <text:s text:c="5"/>* <text:s text:c="3"/></text:span><text:span text:style-name="T3">Parametreler </text:span>: </text:p>
      <text:p text:style-name="P7"/>
      <text:p text:style-name="P1"><text:span text:style-name="T2">* <text:s text:c="5"/>* <text:s text:c="3"/></text:span><text:span text:style-name="T3">değer_listesi </text:span>: QVARIANT tipine dönüştürülecek değer listesi.QStringList tipindedir.</text:p>
      <text:p text:style-name="P7"/>
      <text:p text:style-name="P5">Örnek Kullanım</text:p>
      <text:p text:style-name="P14">Kullanım aynıdır.Tek farkı dönüştürülecek değer listesi QStringList tipindedir.</text:p>
      <text:p text:style-name="P7"/>
      <text:p text:style-name="P3">AND_MULTI_EKLE </text:p>
      <text:p text:style-name="P7">Önceden hazırladığımız sorgu sonuçları arasından , id listesini bildiğimiz kayıtlarla işlem yapmak için bu fonksiyonu kullanırız.Fonksiyon , id listesindeki değerleri , WHERE koşulu olarak sorguya ekler.( WHERE koşulu sorguda varsa , WHERE koşulunun sonuna AND ve yeni koşullar şeklinde eklenir.) </text:p>
      <text:p text:style-name="P7"/>
      <text:p text:style-name="P7">Mesela , önceden hazırladığımız sorgunun sonucunda 1000 tane kayıt var.Bu 1000 kayıt arasından , id'sini bildiğimiz 170 tanesi ile işlem yapmak istediğimizde , bu fonksiyonla sorgunun WHERE koşuluna id'si , id listemizdeki değerlere eşit ve aralarına AND veya OR gelecek şekilde koşullarımızı ekleriz. </text:p>
      <text:p text:style-name="P7"/>
      <text:p text:style-name="P2"><text:span text:style-name="T2">* <text:s text:c="4"/></text:span><text:span text:style-name="T6"><text:s/></text:span><text:span text:style-name="T10">AND_MULTI_EKLE( "tablo_id", "değer_listesi", "tip_ayracı")</text:span></text:p>
      <text:p text:style-name="P7"/>
      <text:p text:style-name="P1"><text:soft-page-break/><text:span text:style-name="T2">* <text:s text:c="5"/>* <text:s/></text:span><text:span text:style-name="T3">Parametreler </text:span>: <text:span text:style-name="T2"><text:s text:c="2"/></text:span></text:p>
      <text:p text:style-name="P7"/>
      <text:p text:style-name="P1"><text:span text:style-name="T2">* <text:s text:c="5"/>* <text:s text:c="3"/></text:span><text:span text:style-name="T3">tablo_id </text:span>: WHERE koşulunda kullancağımız tablo_id'si.String tipindedir. </text:p>
      <text:p text:style-name="P7"/>
      <text:p text:style-name="P1"><text:span text:style-name="T2">* <text:s text:c="5"/>* <text:s text:c="3"/></text:span><text:span text:style-name="T3">değer_listesi </text:span>: tablo_id için belirlenecek değer listesi.QList&lt;QVARIANT&gt; tipindedir. </text:p>
      <text:p text:style-name="P7"/>
      <text:p text:style-name="P1"><text:span text:style-name="T2">* <text:s text:c="5"/>* <text:s text:c="3"/></text:span><text:span text:style-name="T3">tip_ayracı </text:span>: WHERE koşuluna eklenecek her değer arasına gelecek olan ifade.<text:span text:style-name="T3">CEREN_OR</text:span> veya <text:span text:style-name="T3">CEREN_AND</text:span> olabilir. </text:p>
      <text:p text:style-name="P7"/>
      <text:p text:style-name="P5">Örnek Kullanım</text:p>
      <text:p text:style-name="P7"/>
      <text:p text:style-name="P20">select_query.AND_MULTI_EKLE("demirbas_id" , <text:s/>select_query.TO_QVARIANT(M_DEMIRBASLAR_ID_LISTESI) , CEREN_OR);</text:p>
      <text:p text:style-name="P7"/>
      <text:p text:style-name="P7">Hazırlanmış bir sorguya , WHERE koşulu olarak , demirbas_id'si olarak , listedeki değerler , aralarına OR gelecek şekilde ekleniyor. WHERE ( … AND ) demirbas_id =: deger_1 OR demirbas_id =: değer_2 … şeklinde WHERE koşulu eklenmiştir. </text:p>
      <text:p text:style-name="P7"/>
      <text:p text:style-name="P3">OR_MULTI_EKLE </text:p>
      <text:p text:style-name="P3"/>
      <text:p text:style-name="P7">Bu fonksiyon , AND_MULTI_EKLE fonksiyonu ile benzerdir.Tek farkı WHERE koşulu varsa koşulun sonuna OR ve koşullarımızı ekler. </text:p>
      <text:p text:style-name="P3"/>
      <text:p text:style-name="P2"><text:span text:style-name="T2">* <text:s text:c="4"/></text:span><text:span text:style-name="T6"><text:s/></text:span><text:span text:style-name="T7">AND_MULTI_EKLE( "tablo_id", "değer_listesi", "tip_ayracı")</text:span></text:p>
      <text:p text:style-name="P3"/>
      <text:p text:style-name="P1"><text:span text:style-name="T2">* <text:s text:c="5"/>* <text:s/></text:span><text:span text:style-name="T5">Parametreler </text:span><text:span text:style-name="T2">: </text:span></text:p>
      <text:p text:style-name="P3"/>
      <text:p text:style-name="P1"><text:span text:style-name="T2">* <text:s text:c="5"/>* <text:s/></text:span><text:span text:style-name="T5">tablo_id </text:span><text:span text:style-name="T2">: WHERE koşulunda kullancağımız tablo_id'si.String tipindedir. </text:span></text:p>
      <text:p text:style-name="P3"/>
      <text:p text:style-name="P1"><text:span text:style-name="T2">* <text:s text:c="5"/>* <text:s/></text:span><text:span text:style-name="T5">değer_listesi </text:span><text:span text:style-name="T2">: tablo_id için belirlenecek değer listesi.QList&lt;QVARIANT&gt; tipindedir. </text:span></text:p>
      <text:p text:style-name="P3"/>
      <text:p text:style-name="P1"><text:span text:style-name="T2">* <text:s text:c="5"/>* <text:s/></text:span><text:span text:style-name="T5">tip_ayracı </text:span><text:span text:style-name="T2">: WHERE koşuluna eklenecek her değer arasına gelecek olan ifade.</text:span><text:span text:style-name="T5">CEREN_OR</text:span><text:span text:style-name="T2"> veya </text:span><text:span text:style-name="T5">CEREN_AND</text:span><text:span text:style-name="T2"> olabilir. </text:span></text:p>
      <text:p text:style-name="P3"/>
      <text:p text:style-name="P3"/>
      <text:p text:style-name="P3">Örnek Kullanım</text:p>
      <text:p text:style-name="P3"/>
      <text:p text:style-name="P3"/>
      <text:p text:style-name="P14">Kullanım şekli AND_MULTI_EKLE fonksiyonu ile aynıdır.</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1" style:font-size-asian="10pt" style:font-name-complex="DejaVu Sans Mono"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Light" style:font-size-asian="10pt" style:font-weight-asian="bold" style:font-name-complex="FreeSans" style:font-size-complex="10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 </meta:initial-creator>
    <meta:creation-date>2012-03-22T12:56:13</meta:creation-date>
    <dc:date>2012-03-23T16:35:25</dc:date>
    <dc:creator>Cavit VURAL</dc:creator>
    <meta:editing-duration>PT1H51M53S</meta:editing-duration>
    <meta:editing-cycles>15</meta:editing-cycles>
    <meta:generator>LibreOffice/3.4$Unix LibreOffice_project/340m1$Build-502</meta:generator>
    <meta:document-statistic meta:table-count="0" meta:image-count="0" meta:object-count="0" meta:page-count="12" meta:paragraph-count="264" meta:word-count="2226" meta:character-count="18950" meta:non-whitespace-character-count="16161"/>
  </office:meta>
</office:document-meta>
</file>